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4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cm" svg:height="3cm" svg:x="6.5cm" svg:y="10cm">
          <text:p text:style-name="P1">LiPo Hot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cm" svg:height="4cm" svg:x="6.5cm" svg:y="2.5cm">
          <text:p text:style-name="P1">Batt</text:p>
          <text:p text:style-name="P1">2-6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25cm" svg:y1="6.5cm" svg:x2="8.25cm" svg:y2="10cm" draw:start-shape="id1" draw:start-glue-point="2" draw:end-shape="id2" draw:end-glue-point="0" svg:d="m8250 6500v3500" svg:viewBox="0 0 1 3501">
          <text:p text:style-name="P1"/>
        </draw:connector>
        <draw:custom-shape draw:style-name="gr4" draw:text-style-name="P1" xml:id="id3" draw:id="id3" draw:layer="layout" svg:width="3.5cm" svg:height="1cm" svg:x="6.5cm" svg:y="13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5cm" svg:height="3cm" svg:x="1.5cm" svg:y="1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25cm" svg:y1="14.2cm" svg:x2="5cm" svg:y2="16.5cm" draw:start-shape="id3" draw:start-glue-point="2" draw:end-shape="id4" draw:end-glue-point="1" svg:d="m8250 14200v2300h-3250" svg:viewBox="0 0 3251 2301">
          <text:p/>
        </draw:connector>
        <draw:custom-shape draw:style-name="gr1" draw:text-style-name="P1" xml:id="id6" draw:id="id6" draw:layer="layout" svg:width="3.5cm" svg:height="3cm" svg:x="13cm" svg:y="10cm">
          <text:p text:style-name="P1">LiPo Hot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cm" svg:height="4cm" svg:x="13cm" svg:y="2.5cm">
          <text:p text:style-name="P1">Batt</text:p>
          <text:p text:style-name="P1">2-6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75cm" svg:y1="6.5cm" svg:x2="14.75cm" svg:y2="10cm" draw:start-shape="id5" draw:start-glue-point="2" draw:end-shape="id6" draw:end-glue-point="0" svg:d="m14750 6500v3500" svg:viewBox="0 0 1 3501">
          <text:p/>
        </draw:connector>
        <draw:custom-shape draw:style-name="gr4" draw:text-style-name="P1" xml:id="id7" draw:id="id7" draw:layer="layout" svg:width="3.5cm" svg:height="1cm" svg:x="13cm" svg:y="13.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75cm" svg:y1="14.2cm" svg:x2="10cm" svg:y2="11.5cm" draw:start-shape="id7" draw:start-glue-point="2" draw:end-shape="id2" draw:end-glue-point="1" svg:d="m14750 14200v501h-3250v-3201h-1500" svg:viewBox="0 0 4751 3202">
          <text:p/>
        </draw:connector>
        <draw:custom-shape draw:style-name="gr1" draw:text-style-name="P1" xml:id="id9" draw:id="id9" draw:layer="layout" svg:width="3.5cm" svg:height="3cm" svg:x="19.5cm" svg:y="10cm">
          <text:p text:style-name="P1">LiPo Hot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5cm" svg:height="4cm" svg:x="19.5cm" svg:y="2.5cm">
          <text:p text:style-name="P1">Batt</text:p>
          <text:p text:style-name="P1">2-6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5cm" svg:y1="6.5cm" svg:x2="21.25cm" svg:y2="10cm" draw:start-shape="id8" draw:start-glue-point="2" draw:end-shape="id9" draw:end-glue-point="0" svg:d="m21250 6500v3500" svg:viewBox="0 0 1 3501">
          <text:p/>
        </draw:connector>
        <draw:custom-shape draw:style-name="gr4" draw:text-style-name="P1" xml:id="id10" draw:id="id10" draw:layer="layout" svg:width="3.5cm" svg:height="1cm" svg:x="19.5cm" svg:y="13.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5cm" svg:y1="14.2cm" svg:x2="16.5cm" svg:y2="11.5cm" draw:start-shape="id10" draw:start-glue-point="2" draw:end-shape="id6" draw:end-glue-point="1" svg:d="m21250 14200v501h-3250v-3201h-1500" svg:viewBox="0 0 4751 3202">
          <text:p/>
        </draw:connector>
        <draw:frame draw:style-name="gr6" draw:text-style-name="P1" draw:layer="layout" svg:width="1.84cm" svg:height="1.676cm" svg:x="24.16cm" svg:y="10.5cm">
          <draw:text-box>
            <text:p text:style-name="P1">... ?</text:p>
          </draw:text-box>
        </draw:frame>
        <draw:frame draw:style-name="gr6" draw:text-style-name="P1" draw:layer="layout" svg:width="9.84cm" svg:height="1.676cm" svg:x="5.66cm" svg:y="17cm">
          <draw:text-box>
            <text:p text:style-name="P1">Max total cell count 14 <text:line-break/>(limited by EAM protoco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17S</meta:editing-duration>
    <meta:editing-cycles>5</meta:editing-cycles>
    <meta:generator>LibreOffice/4.1.4.2$Windows_x86 LibreOffice_project/0a0440ccc0227ad9829de5f46be37cfb6edcf72</meta:generator>
    <dc:date>2014-05-22T18:31:54.259000000</dc:date>
    <meta:document-statistic meta:object-count="18"/>
  </office:meta>
</office:document-meta>
</file>